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16.4mm" svg:y="106.87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159.99mm" svg:height="89.99mm" svg:x="5.68mm" svg:y="153.21mm">
            <loext:p draw:notify-on-update-of-ranges="Distributed.B2:Distributed.P2 Distributed.A3:Distributed.A3 Distributed.B3:Distributed.P3 Distributed.A4:Distributed.A4 Distributed.B4:Distributed.P4 Distributed.A5:Distributed.A5 Distributed.B5:Distributed.P5 Distributed.A6:Distributed.A6 Distributed.B6:Distributed.P6 Distributed.A7:Distributed.A7 Distributed.B7:Distributed.P7 Distributed.A8:Distributed.A8 Distributed.B8:Distributed.P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 draw:notify-on-update-of-ranges="Distributed.B10:Distributed.P10 Distributed.A11:Distributed.A11 Distributed.B11:Distributed.P11 Distributed.A12:Distributed.A12 Distributed.B12:Distributed.P12 Distributed.A13:Distributed.A13 Distributed.B13:Distributed.P13 Distributed.A14:Distributed.A14 Distributed.B14:Distributed.P14 Distributed.A15:Distributed.A15 Distributed.B15:Distributed.P15 Distributed.A16:Distributed.A16 Distributed.B16:Distributed.P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 draw:notify-on-update-of-ranges="Distributed.B18:Distributed.P18 Distributed.A19:Distributed.A19 Distributed.B19:Distributed.P19 Distributed.A20:Distributed.A20 Distributed.B20:Distributed.P20 Distributed.A21:Distributed.A21 Distributed.B21:Distributed.P21 Distributed.A22:Distributed.A22 Distributed.B22:Distributed.P22 Distributed.A23:Distributed.A23 Distributed.B23:Distributed.P23 Distributed.A24:Distributed.A24 Distributed.B24:Distributed.P24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 draw:notify-on-update-of-ranges="Distributed.B26:Distributed.P26 Distributed.A27:Distributed.A27 Distributed.B27:Distributed.P27 Distributed.A28:Distributed.A28 Distributed.B28:Distributed.P28 Distributed.A29:Distributed.A29 Distributed.B29:Distributed.P29 Distributed.A30:Distributed.A30 Distributed.B30:Distributed.P30 Distributed.A31:Distributed.A31 Distributed.B31:Distributed.P31 Distributed.A32:Distributed.A32 Distributed.B32:Distributed.P3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 draw:notify-on-update-of-ranges="Distributed.S26:Distributed.AG26 Distributed.R29:Distributed.R29 Distributed.S29:Distributed.AG29 Distributed.R30:Distributed.R30 Distributed.S30:Distributed.AG30 Distributed.R31:Distributed.R31 Distributed.S31:Distributed.AG3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 draw:notify-on-update-of-ranges="Distributed.S2:Distributed.AG2 Distributed.R5:Distributed.R5 Distributed.S5:Distributed.AG5 Distributed.R6:Distributed.R6 Distributed.S6:Distributed.AG6 Distributed.R7:Distributed.R7 Distributed.S7:Distributed.AG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 draw:notify-on-update-of-ranges="Distributed.S2:Distributed.AG2 Distributed.R5:Distributed.R5 Distributed.S5:Distributed.AG5 Distributed.R7:Distributed.R7 Distributed.S7:Distributed.AG7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 draw:notify-on-update-of-ranges="Distributed.S10:Distributed.AG10 Distributed.R13:Distributed.R13 Distributed.S13:Distributed.AG13 Distributed.R15:Distributed.R15 Distributed.S15:Distributed.AG1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 draw:notify-on-update-of-ranges="Distributed.S26:Distributed.AG26 Distributed.R29:Distributed.R29 Distributed.S29:Distributed.AG29 Distributed.R31:Distributed.R31 Distributed.S31:Distributed.AG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 draw:notify-on-update-of-ranges="Distributed.S18:Distributed.AG18 Distributed.R21:Distributed.R21 Distributed.S21:Distributed.AG21 Distributed.R23:Distributed.R23 Distributed.S23:Distributed.AG23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6" calcext:value-type="float">
            <text:p>6.05728727885426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159.99mm" svg:height="89.99mm" svg:x="285.05mm" svg:y="31.1mm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7.56mm" svg:y="77.38mm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7.56mm" svg:y="183.11mm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0205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3749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0449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08072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42784</text:p>
          </table:table-cell>
          <table:table-cell table:formula="of:=[.C2]/[.C5]" office:value-type="float" office:value="1.00589743589744" calcext:value-type="float">
            <text:p>1.00589743589744</text:p>
          </table:table-cell>
          <table:table-cell table:formula="of:=[.D2]/[.D5]" office:value-type="float" office:value="0.989926970536389" calcext:value-type="float">
            <text:p>0.989926970536389</text:p>
          </table:table-cell>
          <table:table-cell table:formula="of:=[.E2]/[.E5]" office:value-type="float" office:value="0.993871297242084" calcext:value-type="float">
            <text:p>0.993871297242084</text:p>
          </table:table-cell>
          <table:table-cell table:formula="of:=[.F2]/[.F5]" office:value-type="float" office:value="0.997986914947156" calcext:value-type="float">
            <text:p>0.997986914947156</text:p>
          </table:table-cell>
          <table:table-cell table:formula="of:=SUM([.B10:.F10])" office:value-type="float" office:value="4.97874264416585" calcext:value-type="float">
            <text:p>4.97874264416585</text:p>
          </table:table-cell>
          <table:table-cell table:formula="of:=[.G10]/5" office:value-type="float" office:value="0.99574852883317" calcext:value-type="float">
            <text:p>0.99574852883317</text:p>
          </table:table-cell>
          <table:table-cell table:formula="of:=STDEV([.B10:.F10])" office:value-type="float" office:value="0.00646929844627185" calcext:value-type="float">
            <text:p>0.00646929844627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3716</text:p>
          </table:table-cell>
          <table:table-cell table:formula="of:=[.C3]/[.C5]" office:value-type="float" office:value="1.33333333333333" calcext:value-type="float">
            <text:p>1.33333333333333</text:p>
          </table:table-cell>
          <table:table-cell table:formula="of:=[.D3]/[.D5]" office:value-type="float" office:value="1.23621254092168" calcext:value-type="float">
            <text:p>1.23621254092168</text:p>
          </table:table-cell>
          <table:table-cell table:formula="of:=[.E3]/[.E5]" office:value-type="float" office:value="1.28855975485189" calcext:value-type="float">
            <text:p>1.28855975485189</text:p>
          </table:table-cell>
          <table:table-cell table:formula="of:=[.F3]/[.F5]" office:value-type="float" office:value="1.25062908907901" calcext:value-type="float">
            <text:p>1.25062908907901</text:p>
          </table:table-cell>
          <table:table-cell table:formula="of:=SUM([.B11:.F11])" office:value-type="float" office:value="6.41141671052308" calcext:value-type="float">
            <text:p>6.41141671052308</text:p>
          </table:table-cell>
          <table:table-cell table:formula="of:=[.G11]/5" office:value-type="float" office:value="1.28228334210462" calcext:value-type="float">
            <text:p>1.28228334210462</text:p>
          </table:table-cell>
          <table:table-cell table:formula="of:=STDEV([.B11:.F11])" office:value-type="float" office:value="0.0393259149575137" calcext:value-type="float">
            <text:p>0.03932591495751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26054</text:p>
          </table:table-cell>
          <table:table-cell table:formula="of:=[.C4]/[.C5]" office:value-type="float" office:value="1.95769230769231" calcext:value-type="float">
            <text:p>1.95769230769231</text:p>
          </table:table-cell>
          <table:table-cell table:formula="of:=[.D4]/[.D5]" office:value-type="float" office:value="1.87207252581214" calcext:value-type="float">
            <text:p>1.87207252581214</text:p>
          </table:table-cell>
          <table:table-cell table:formula="of:=[.E4]/[.E5]" office:value-type="float" office:value="1.93335035750766" calcext:value-type="float">
            <text:p>1.93335035750766</text:p>
          </table:table-cell>
          <table:table-cell table:formula="of:=[.F4]/[.F5]" office:value-type="float" office:value="1.95319577252139" calcext:value-type="float">
            <text:p>1.95319577252139</text:p>
          </table:table-cell>
          <table:table-cell table:formula="of:=SUM([.B12:.F12])" office:value-type="float" office:value="9.63201977579403" calcext:value-type="float">
            <text:p>9.63201977579403</text:p>
          </table:table-cell>
          <table:table-cell table:formula="of:=[.G12]/5" office:value-type="float" office:value="1.92640395515881" calcext:value-type="float">
            <text:p>1.92640395515881</text:p>
          </table:table-cell>
          <table:table-cell table:formula="of:=STDEV([.B12:.F12])" office:value-type="float" office:value="0.0346817865886017" calcext:value-type="float">
            <text:p>0.03468178658860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080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21:19:22.853872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20T22:30:44.168333312</dc:date>
    <meta:editing-duration>PT5H35M16S</meta:editing-duration>
    <meta:editing-cycles>15</meta:editing-cycles>
    <meta:generator>LibreOffice/5.2.6.2$Linux_X86_64 LibreOffice_project/20$Build-2</meta:generator>
    <meta:document-statistic meta:table-count="7" meta:cell-count="2627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table:cell-range-address="Sheet6.A2:Sheet6.P8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2:Sheet6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3:Sheet6.P3" chart:label-cell-address="Sheet6.A3:Sheet6.A3" chart:class="chart:bar">
            <chart:data-point chart:repeated="15"/>
          </chart:series>
          <chart:series chart:style-name="ch9" chart:values-cell-range-address="Sheet6.B4:Sheet6.P4" chart:label-cell-address="Sheet6.A4:Sheet6.A4" chart:class="chart:bar">
            <chart:data-point chart:repeated="15"/>
          </chart:series>
          <chart:series chart:style-name="ch10" chart:values-cell-range-address="Sheet6.B5:Sheet6.P5" chart:label-cell-address="Sheet6.A5:Sheet6.A5" chart:class="chart:bar">
            <chart:data-point chart:repeated="15"/>
          </chart:series>
          <chart:series chart:style-name="ch11" chart:values-cell-range-address="Sheet6.B6:Sheet6.P6" chart:label-cell-address="Sheet6.A6:Sheet6.A6" chart:class="chart:bar">
            <chart:data-point chart:repeated="15"/>
          </chart:series>
          <chart:series chart:style-name="ch12" chart:values-cell-range-address="Sheet6.B7:Sheet6.P7" chart:label-cell-address="Sheet6.A7:Sheet6.A7" chart:class="chart:bar">
            <chart:data-point chart:repeated="15"/>
          </chart:series>
          <chart:series chart:style-name="ch13" chart:values-cell-range-address="Sheet6.B8:Sheet6.P8" chart:label-cell-address="Sheet6.A8:Sheet6.A8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2:Sheet6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3:Sheet6.A3</svg:desc>
                </draw:g>
              </table:table-cell>
              <table:table-cell office:value-type="float" office:value="16">
                <text:p>16</text:p>
                <draw:g>
                  <svg:desc>Sheet6.B3:Sheet6.P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4:Sheet6.A4</svg:desc>
                </draw:g>
              </table:table-cell>
              <table:table-cell office:value-type="float" office:value="16">
                <text:p>16</text:p>
                <draw:g>
                  <svg:desc>Sheet6.B4:Sheet6.P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  <draw:g>
                  <svg:desc>Sheet6.A5:Sheet6.A5</svg:desc>
                </draw:g>
              </table:table-cell>
              <table:table-cell office:value-type="float" office:value="16">
                <text:p>16</text:p>
                <draw:g>
                  <svg:desc>Sheet6.B5:Sheet6.P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  <draw:g>
                  <svg:desc>Sheet6.A6:Sheet6.A6</svg:desc>
                </draw:g>
              </table:table-cell>
              <table:table-cell office:value-type="float" office:value="16">
                <text:p>16</text:p>
                <draw:g>
                  <svg:desc>Sheet6.B6:Sheet6.P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7:Sheet6.A7</svg:desc>
                </draw:g>
              </table:table-cell>
              <table:table-cell office:value-type="float" office:value="16">
                <text:p>16</text:p>
                <draw:g>
                  <svg:desc>Sheet6.B7:Sheet6.P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  <draw:g>
                  <svg:desc>Sheet6.A8:Sheet6.A8</svg:desc>
                </draw:g>
              </table:table-cell>
              <table:table-cell office:value-type="float" office:value="16">
                <text:p>16</text:p>
                <draw:g>
                  <svg:desc>Sheet6.B8:Sheet6.P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table:cell-range-address="Sheet6.A10:Sheet6.P16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10:Sheet6.P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11:Sheet6.P11" chart:label-cell-address="Sheet6.A11:Sheet6.A11" chart:class="chart:bar">
            <chart:data-point chart:repeated="15"/>
          </chart:series>
          <chart:series chart:style-name="ch9" chart:values-cell-range-address="Sheet6.B12:Sheet6.P12" chart:label-cell-address="Sheet6.A12:Sheet6.A12" chart:class="chart:bar">
            <chart:data-point chart:repeated="15"/>
          </chart:series>
          <chart:series chart:style-name="ch10" chart:values-cell-range-address="Sheet6.B13:Sheet6.P13" chart:label-cell-address="Sheet6.A13:Sheet6.A13" chart:class="chart:bar">
            <chart:data-point chart:repeated="15"/>
          </chart:series>
          <chart:series chart:style-name="ch11" chart:values-cell-range-address="Sheet6.B14:Sheet6.P14" chart:label-cell-address="Sheet6.A14:Sheet6.A14" chart:class="chart:bar">
            <chart:data-point chart:repeated="15"/>
          </chart:series>
          <chart:series chart:style-name="ch12" chart:values-cell-range-address="Sheet6.B15:Sheet6.P15" chart:label-cell-address="Sheet6.A15:Sheet6.A15" chart:class="chart:bar">
            <chart:data-point chart:repeated="15"/>
          </chart:series>
          <chart:series chart:style-name="ch13" chart:values-cell-range-address="Sheet6.B16:Sheet6.P16" chart:label-cell-address="Sheet6.A16:Sheet6.A16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10:Sheet6.P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11:Sheet6.A11</svg:desc>
                </draw:g>
              </table:table-cell>
              <table:table-cell office:value-type="float" office:value="16">
                <text:p>16</text:p>
                <draw:g>
                  <svg:desc>Sheet6.B11:Sheet6.P11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12:Sheet6.A12</svg:desc>
                </draw:g>
              </table:table-cell>
              <table:table-cell office:value-type="float" office:value="15.65">
                <text:p>15.65</text:p>
                <draw:g>
                  <svg:desc>Sheet6.B12:Sheet6.P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  <draw:g>
                  <svg:desc>Sheet6.A13:Sheet6.A13</svg:desc>
                </draw:g>
              </table:table-cell>
              <table:table-cell office:value-type="float" office:value="16">
                <text:p>16</text:p>
                <draw:g>
                  <svg:desc>Sheet6.B13:Sheet6.P1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  <draw:g>
                  <svg:desc>Sheet6.A14:Sheet6.A14</svg:desc>
                </draw:g>
              </table:table-cell>
              <table:table-cell office:value-type="float" office:value="16">
                <text:p>16</text:p>
                <draw:g>
                  <svg:desc>Sheet6.B14:Sheet6.P14</svg:desc>
                </draw:g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15:Sheet6.A15</svg:desc>
                </draw:g>
              </table:table-cell>
              <table:table-cell office:value-type="float" office:value="16">
                <text:p>16</text:p>
                <draw:g>
                  <svg:desc>Sheet6.B15:Sheet6.P1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  <draw:g>
                  <svg:desc>Sheet6.A16:Sheet6.A16</svg:desc>
                </draw:g>
              </table:table-cell>
              <table:table-cell office:value-type="float" office:value="16">
                <text:p>16</text:p>
                <draw:g>
                  <svg:desc>Sheet6.B16:Sheet6.P16</svg:desc>
                </draw:g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table:cell-range-address="Sheet6.A18:Sheet6.P24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18:Sheet6.P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19:Sheet6.P19" chart:label-cell-address="Sheet6.A19:Sheet6.A19" chart:class="chart:bar">
            <chart:data-point chart:repeated="15"/>
          </chart:series>
          <chart:series chart:style-name="ch9" chart:values-cell-range-address="Sheet6.B20:Sheet6.P20" chart:label-cell-address="Sheet6.A20:Sheet6.A20" chart:class="chart:bar">
            <chart:data-point chart:repeated="15"/>
          </chart:series>
          <chart:series chart:style-name="ch10" chart:values-cell-range-address="Sheet6.B21:Sheet6.P21" chart:label-cell-address="Sheet6.A21:Sheet6.A21" chart:class="chart:bar">
            <chart:data-point chart:repeated="15"/>
          </chart:series>
          <chart:series chart:style-name="ch11" chart:values-cell-range-address="Sheet6.B22:Sheet6.P22" chart:label-cell-address="Sheet6.A22:Sheet6.A22" chart:class="chart:bar">
            <chart:data-point chart:repeated="15"/>
          </chart:series>
          <chart:series chart:style-name="ch12" chart:values-cell-range-address="Sheet6.B23:Sheet6.P23" chart:label-cell-address="Sheet6.A23:Sheet6.A23" chart:class="chart:bar">
            <chart:data-point chart:repeated="15"/>
          </chart:series>
          <chart:series chart:style-name="ch13" chart:values-cell-range-address="Sheet6.B24:Sheet6.P24" chart:label-cell-address="Sheet6.A24:Sheet6.A24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18:Sheet6.P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19:Sheet6.A19</svg:desc>
                </draw:g>
              </table:table-cell>
              <table:table-cell office:value-type="float" office:value="3.699">
                <text:p>3.699</text:p>
                <draw:g>
                  <svg:desc>Sheet6.B19:Sheet6.P19</svg:desc>
                </draw:g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20:Sheet6.A20</svg:desc>
                </draw:g>
              </table:table-cell>
              <table:table-cell office:value-type="float" office:value="4.034">
                <text:p>4.034</text:p>
                <draw:g>
                  <svg:desc>Sheet6.B20:Sheet6.P20</svg:desc>
                </draw:g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  <draw:g>
                  <svg:desc>Sheet6.A21:Sheet6.A21</svg:desc>
                </draw:g>
              </table:table-cell>
              <table:table-cell office:value-type="float" office:value="4.363">
                <text:p>4.363</text:p>
                <draw:g>
                  <svg:desc>Sheet6.B21:Sheet6.P21</svg:desc>
                </draw:g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  <draw:g>
                  <svg:desc>Sheet6.A22:Sheet6.A22</svg:desc>
                </draw:g>
              </table:table-cell>
              <table:table-cell office:value-type="float" office:value="9.869">
                <text:p>9.869</text:p>
                <draw:g>
                  <svg:desc>Sheet6.B22:Sheet6.P22</svg:desc>
                </draw:g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23:Sheet6.A23</svg:desc>
                </draw:g>
              </table:table-cell>
              <table:table-cell office:value-type="float" office:value="4.356">
                <text:p>4.356</text:p>
                <draw:g>
                  <svg:desc>Sheet6.B23:Sheet6.P23</svg:desc>
                </draw:g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  <draw:g>
                  <svg:desc>Sheet6.A24:Sheet6.A24</svg:desc>
                </draw:g>
              </table:table-cell>
              <table:table-cell office:value-type="float" office:value="9.869">
                <text:p>9.869</text:p>
                <draw:g>
                  <svg:desc>Sheet6.B24:Sheet6.P24</svg:desc>
                </draw:g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table:cell-range-address="Sheet6.A26:Sheet6.P32" chart:data-source-has-labels="both" svg:x="0.32cm" svg:y="1.275cm" svg:width="10.901cm" svg:height="7.545cm">
          <chartooo:coordinate-region svg:x="0.941cm" svg:y="1.475cm" svg:width="10.28cm" svg:height="6.698cm"/>
          <chart:axis chart:dimension="x" chart:name="primary-x" chart:style-name="ch5" chartooo:axis-type="auto">
            <chartooo:date-scale/>
            <chart:categories table:cell-range-address="Sheet6.B26:Sheet6.P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6.B27:Sheet6.P27" chart:label-cell-address="Sheet6.A27:Sheet6.A27" chart:class="chart:bar">
            <chart:data-point chart:repeated="15"/>
          </chart:series>
          <chart:series chart:style-name="ch9" chart:values-cell-range-address="Sheet6.B28:Sheet6.P28" chart:label-cell-address="Sheet6.A28:Sheet6.A28" chart:class="chart:bar">
            <chart:data-point chart:repeated="15"/>
          </chart:series>
          <chart:series chart:style-name="ch10" chart:values-cell-range-address="Sheet6.B29:Sheet6.P29" chart:label-cell-address="Sheet6.A29:Sheet6.A29" chart:class="chart:bar">
            <chart:data-point chart:repeated="15"/>
          </chart:series>
          <chart:series chart:style-name="ch11" chart:values-cell-range-address="Sheet6.B30:Sheet6.P30" chart:label-cell-address="Sheet6.A30:Sheet6.A30" chart:class="chart:bar">
            <chart:data-point chart:repeated="15"/>
          </chart:series>
          <chart:series chart:style-name="ch12" chart:values-cell-range-address="Sheet6.B31:Sheet6.P31" chart:label-cell-address="Sheet6.A31:Sheet6.A31" chart:class="chart:bar">
            <chart:data-point chart:repeated="15"/>
          </chart:series>
          <chart:series chart:style-name="ch13" chart:values-cell-range-address="Sheet6.B32:Sheet6.P32" chart:label-cell-address="Sheet6.A32:Sheet6.A32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B26:Sheet6.P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  <draw:g>
                  <svg:desc>Sheet6.A27:Sheet6.A27</svg:desc>
                </draw:g>
              </table:table-cell>
              <table:table-cell office:value-type="float" office:value="3.746">
                <text:p>3.746</text:p>
                <draw:g>
                  <svg:desc>Sheet6.B27:Sheet6.P27</svg:desc>
                </draw:g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  <draw:g>
                  <svg:desc>Sheet6.A28:Sheet6.A28</svg:desc>
                </draw:g>
              </table:table-cell>
              <table:table-cell office:value-type="float" office:value="4.134">
                <text:p>4.134</text:p>
                <draw:g>
                  <svg:desc>Sheet6.B28:Sheet6.P28</svg:desc>
                </draw:g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  <draw:g>
                  <svg:desc>Sheet6.A29:Sheet6.A29</svg:desc>
                </draw:g>
              </table:table-cell>
              <table:table-cell office:value-type="float" office:value="4.404">
                <text:p>4.404</text:p>
                <draw:g>
                  <svg:desc>Sheet6.B29:Sheet6.P29</svg:desc>
                </draw:g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  <draw:g>
                  <svg:desc>Sheet6.A30:Sheet6.A30</svg:desc>
                </draw:g>
              </table:table-cell>
              <table:table-cell office:value-type="float" office:value="9.971">
                <text:p>9.971</text:p>
                <draw:g>
                  <svg:desc>Sheet6.B30:Sheet6.P30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  <draw:g>
                  <svg:desc>Sheet6.A31:Sheet6.A31</svg:desc>
                </draw:g>
              </table:table-cell>
              <table:table-cell office:value-type="float" office:value="4.423">
                <text:p>4.423</text:p>
                <draw:g>
                  <svg:desc>Sheet6.B31:Sheet6.P31</svg:desc>
                </draw:g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  <draw:g>
                  <svg:desc>Sheet6.A32:Sheet6.A32</svg:desc>
                </draw:g>
              </table:table-cell>
              <table:table-cell office:value-type="float" office:value="9.971">
                <text:p>9.971</text:p>
                <draw:g>
                  <svg:desc>Sheet6.B32:Sheet6.P32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table:cell-range-address="Sheet6.R26:Sheet6.AG26 Sheet6.R29:Sheet6.AG31" chart:data-source-has-labels="both" svg:x="1.331cm" svg:y="1.275cm" svg:width="11.398cm" svg:height="6.564cm">
          <chartooo:coordinate-region svg:x="1.952cm" svg:y="1.474cm" svg:width="10.777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Sheet6.S26:Sheet6.AG26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Sheet6.S29:Sheet6.AG29" chart:label-cell-address="Sheet6.R29:Sheet6.R29" chart:class="chart:bar">
            <chart:data-point chart:repeated="15"/>
          </chart:series>
          <chart:series chart:style-name="ch11" chart:values-cell-range-address="Sheet6.S30:Sheet6.AG30" chart:label-cell-address="Sheet6.R30:Sheet6.R30" chart:class="chart:bar">
            <chart:data-point chart:repeated="15"/>
          </chart:series>
          <chart:series chart:style-name="ch12" chart:values-cell-range-address="Sheet6.S31:Sheet6.AG31" chart:label-cell-address="Sheet6.R31:Sheet6.R3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6:Sheet6.AG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9:Sheet6.R29</svg:desc>
                </draw:g>
              </table:table-cell>
              <table:table-cell office:value-type="float" office:value="0.441680874536155">
                <text:p>0.441680874536155</text:p>
                <draw:g>
                  <svg:desc>Sheet6.S29:Sheet6.AG29</svg:desc>
                </draw:g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  <draw:g>
                  <svg:desc>Sheet6.R30:Sheet6.R30</svg:desc>
                </draw:g>
              </table:table-cell>
              <table:table-cell office:value-type="float" office:value="9.971">
                <text:p>9.971</text:p>
                <draw:g>
                  <svg:desc>Sheet6.S30:Sheet6.AG30</svg:desc>
                </draw:g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  <draw:g>
                  <svg:desc>Sheet6.R31:Sheet6.R31</svg:desc>
                </draw:g>
              </table:table-cell>
              <table:table-cell office:value-type="float" office:value="0.443586400561629">
                <text:p>0.443586400561629</text:p>
                <draw:g>
                  <svg:desc>Sheet6.S31:Sheet6.AG31</svg:desc>
                </draw:g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table:cell-range-address="Sheet6.R2:Sheet6.AG2 Sheet6.R5:Sheet6.AG7" chart:data-source-has-labels="both" svg:x="1.331cm" svg:y="1.275cm" svg:width="11.398cm" svg:height="7.545cm">
          <chartooo:coordinate-region svg:x="1.952cm" svg:y="1.475cm" svg:width="10.777cm" svg:height="6.698cm"/>
          <chart:axis chart:dimension="x" chart:name="primary-x" chart:style-name="ch5" chartooo:axis-type="auto">
            <chartooo:date-scale/>
            <chart:categories table:cell-range-address="Sheet6.S2:Sheet6.AG2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Sheet6.S5:Sheet6.AG5" chart:label-cell-address="Sheet6.R5:Sheet6.R5" chart:class="chart:bar">
            <chart:data-point chart:repeated="15"/>
          </chart:series>
          <chart:series chart:style-name="ch10" chart:values-cell-range-address="Sheet6.S6:Sheet6.AG6" chart:label-cell-address="Sheet6.R6:Sheet6.R6" chart:class="chart:bar">
            <chart:data-point chart:repeated="15"/>
          </chart:series>
          <chart:series chart:style-name="ch11" chart:values-cell-range-address="Sheet6.S7:Sheet6.AG7" chart:label-cell-address="Sheet6.R7:Sheet6.R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:Sheet6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5:Sheet6.R5</svg:desc>
                </draw:g>
              </table:table-cell>
              <table:table-cell office:value-type="float" office:value="1">
                <text:p>1</text:p>
                <draw:g>
                  <svg:desc>Sheet6.S5:Sheet6.A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  <draw:g>
                  <svg:desc>Sheet6.R6:Sheet6.R6</svg:desc>
                </draw:g>
              </table:table-cell>
              <table:table-cell office:value-type="float" office:value="16">
                <text:p>16</text:p>
                <draw:g>
                  <svg:desc>Sheet6.S6:Sheet6.AG6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  <draw:g>
                  <svg:desc>Sheet6.R7:Sheet6.R7</svg:desc>
                </draw:g>
              </table:table-cell>
              <table:table-cell office:value-type="float" office:value="1">
                <text:p>1</text:p>
                <draw:g>
                  <svg:desc>Sheet6.S7:Sheet6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table:cell-range-address="Sheet6.R2:Sheet6.AG2 Sheet6.R5:Sheet6.AG5 Sheet6.R7:Sheet6.AG7" chart:data-source-has-labels="both" svg:x="1.331cm" svg:y="1.275cm" svg:width="12.218cm" svg:height="6.564cm">
          <chartooo:coordinate-region svg:x="2.058cm" svg:y="1.474cm" svg:width="11.491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Sheet6.S2:Sheet6.AG2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Sheet6.S5:Sheet6.AG5" chart:label-cell-address="Sheet6.R5:Sheet6.R5" chart:class="chart:bar">
            <chart:data-point chart:repeated="15"/>
          </chart:series>
          <chart:series chart:style-name="ch11" chart:values-cell-range-address="Sheet6.S7:Sheet6.AG7" chart:label-cell-address="Sheet6.R7:Sheet6.R7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:Sheet6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5:Sheet6.R5</svg:desc>
                </draw:g>
              </table:table-cell>
              <table:table-cell office:value-type="float" office:value="1">
                <text:p>1</text:p>
                <draw:g>
                  <svg:desc>Sheet6.S5:Sheet6.A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  <draw:g>
                  <svg:desc>Sheet6.R7:Sheet6.R7</svg:desc>
                </draw:g>
              </table:table-cell>
              <table:table-cell office:value-type="float" office:value="1">
                <text:p>1</text:p>
                <draw:g>
                  <svg:desc>Sheet6.S7:Sheet6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10:Sheet6.AG10 Sheet6.R13:Sheet6.AG13 Sheet6.R15:Sheet6.AG15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10:Sheet6.AG10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Sheet6.S13:Sheet6.AG13" chart:label-cell-address="Sheet6.R13:Sheet6.R13" chart:class="chart:bar">
            <chart:data-point chart:repeated="15"/>
          </chart:series>
          <chart:series chart:style-name="ch11" chart:values-cell-range-address="Sheet6.S15:Sheet6.AG15" chart:label-cell-address="Sheet6.R15:Sheet6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10:Sheet6.A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13:Sheet6.R13</svg:desc>
                </draw:g>
              </table:table-cell>
              <table:table-cell office:value-type="float" office:value="1">
                <text:p>1</text:p>
                <draw:g>
                  <svg:desc>Sheet6.S13:Sheet6.AG13</svg:desc>
                </draw:g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  <draw:g>
                  <svg:desc>Sheet6.R15:Sheet6.R15</svg:desc>
                </draw:g>
              </table:table-cell>
              <table:table-cell office:value-type="float" office:value="1">
                <text:p>1</text:p>
                <draw:g>
                  <svg:desc>Sheet6.S15:Sheet6.AG15</svg:desc>
                </draw:g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26:Sheet6.AG26 Sheet6.R29:Sheet6.AG29 Sheet6.R31:Sheet6.AG31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26:Sheet6.AG26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Sheet6.S29:Sheet6.AG29" chart:label-cell-address="Sheet6.R29:Sheet6.R29" chart:class="chart:bar">
            <chart:data-point chart:repeated="15"/>
          </chart:series>
          <chart:series chart:style-name="ch11" chart:values-cell-range-address="Sheet6.S31:Sheet6.AG31" chart:label-cell-address="Sheet6.R31:Sheet6.R3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26:Sheet6.AG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9:Sheet6.R29</svg:desc>
                </draw:g>
              </table:table-cell>
              <table:table-cell office:value-type="float" office:value="0.441680874536155">
                <text:p>0.441680874536155</text:p>
                <draw:g>
                  <svg:desc>Sheet6.S29:Sheet6.AG29</svg:desc>
                </draw:g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  <draw:g>
                  <svg:desc>Sheet6.R31:Sheet6.R31</svg:desc>
                </draw:g>
              </table:table-cell>
              <table:table-cell office:value-type="float" office:value="0.443586400561629">
                <text:p>0.443586400561629</text:p>
                <draw:g>
                  <svg:desc>Sheet6.S31:Sheet6.AG31</svg:desc>
                </draw:g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table:cell-range-address="Sheet6.R18:Sheet6.AG18 Sheet6.R21:Sheet6.AG21 Sheet6.R23:Sheet6.AG23" chart:data-source-has-labels="both" svg:x="1.331cm" svg:y="1.275cm" svg:width="12.324cm" svg:height="6.564cm">
          <chartooo:coordinate-region svg:x="1.767cm" svg:y="1.474cm" svg:width="11.888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Sheet6.S18:Sheet6.AG18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Sheet6.S21:Sheet6.AG21" chart:label-cell-address="Sheet6.R21:Sheet6.R21" chart:class="chart:bar">
            <chart:data-point chart:repeated="15"/>
          </chart:series>
          <chart:series chart:style-name="ch11" chart:values-cell-range-address="Sheet6.S23:Sheet6.AG23" chart:label-cell-address="Sheet6.R23:Sheet6.R2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6.S18:Sheet6.AG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Sheet6.R21:Sheet6.R21</svg:desc>
                </draw:g>
              </table:table-cell>
              <table:table-cell office:value-type="float" office:value="0.442091397304691">
                <text:p>0.442091397304691</text:p>
                <draw:g>
                  <svg:desc>Sheet6.S21:Sheet6.AG21</svg:desc>
                </draw:g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  <draw:g>
                  <svg:desc>Sheet6.R23:Sheet6.R23</svg:desc>
                </draw:g>
              </table:table-cell>
              <table:table-cell office:value-type="float" office:value="0.441382105583139">
                <text:p>0.441382105583139</text:p>
                <draw:g>
                  <svg:desc>Sheet6.S23:Sheet6.AG23</svg:desc>
                </draw:g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